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47f2" officeooo:paragraph-rsid="000247f2"/>
    </style:style>
    <style:style style:name="P2" style:family="paragraph" style:parent-style-name="Standard">
      <style:text-properties officeooo:paragraph-rsid="000247f2"/>
    </style:style>
    <style:style style:name="T1" style:family="text">
      <style:text-properties officeooo:rsid="000247f2"/>
    </style:style>
    <style:style style:name="T2" style:family="text">
      <style:text-properties fo:background-color="#ff0000" loext:char-shading-value="0"/>
    </style:style>
    <style:style style:name="T3" style:family="text">
      <style:text-properties fo:background-color="#ff0000" loext:char-shading-value="0"/>
    </style:style>
    <style:style style:name="T4" style:family="text">
      <style:text-properties fo:background-color="#ff4000" loext:char-shading-value="0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background-color="#ff4000" loext:char-shading-value="0"/>
    </style:style>
    <style:style style:name="T7" style:family="text">
      <style:text-properties fo:color="#ffffff" loext:opacity="100%" officeooo:rsid="000247f2" fo:background-color="#ff4000" loext:char-shading-value="0"/>
    </style:style>
    <style:style style:name="T8" style:family="text">
      <style:text-properties fo:color="#ffffff" loext:opacity="100%" fo:background-color="#ff8000" loext:char-shading-value="0"/>
    </style:style>
    <style:style style:name="T9" style:family="text">
      <style:text-properties fo:color="#ffffff" loext:opacity="100%" fo:font-weight="bold" fo:background-color="#ff4000" loext:char-shading-value="0" style:font-weight-asian="bold" style:font-weight-complex="bold"/>
    </style:style>
    <style:style style:name="T10" style:family="text">
      <style:text-properties fo:color="#ffffff" loext:opacity="100%" fo:font-weight="bold" officeooo:rsid="000247f2" fo:background-color="#ff4000" loext:char-shading-value="0" style:font-weight-asian="bold" style:font-weight-complex="bold"/>
    </style:style>
    <style:style style:name="T11" style:family="text">
      <style:text-properties fo:color="#ffffff" loext:opacity="100%" fo:font-weight="bold" fo:background-color="#ff8000" loext:char-shading-value="0" style:font-weight-asian="bold" style:font-weight-complex="bold"/>
    </style:style>
    <style:style style:name="T12" style:family="text">
      <style:text-properties fo:background-color="#ff8000" loext:char-shading-value="0"/>
    </style:style>
    <style:style style:name="T13" style:family="text">
      <style:text-properties fo:background-color="#ff8000" loext:char-shading-value="0"/>
    </style:style>
    <style:style style:name="T14" style:family="text">
      <style:text-properties officeooo:rsid="000247f2" fo:background-color="#ff8000" loext:char-shading-value="0"/>
    </style:style>
    <style:style style:name="T15" style:family="text">
      <style:text-properties officeooo:rsid="000247f2" fo:background-color="#ffff00" loext:char-shading-value="0"/>
    </style:style>
    <style:style style:name="T16" style:family="text">
      <style:text-properties officeooo:rsid="000247f2" fo:background-color="#ffff00" loext:char-shading-value="0"/>
    </style:style>
    <style:style style:name="T17" style:family="text">
      <style:text-properties officeooo:rsid="000247f2" fo:background-color="#729fcf" loext:char-shading-value="0"/>
    </style:style>
    <style:style style:name="T18" style:family="text">
      <style:text-properties officeooo:rsid="000247f2" fo:background-color="#729fcf" loext:char-shading-value="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247f2" style:font-weight-asian="bold" style:font-weight-complex="bold"/>
    </style:style>
    <style:style style:name="T21" style:family="text">
      <style:text-properties fo:font-weight="bold" officeooo:rsid="000247f2" fo:background-color="#ffff00" loext:char-shading-value="0" style:font-weight-asian="bold" style:font-weight-complex="bold"/>
    </style:style>
    <style:style style:name="T22" style:family="text">
      <style:text-properties fo:font-weight="bold" officeooo:rsid="000247f2" fo:background-color="#729fcf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Implementa una clase que sea una cola FIFO hecha con genéricos. Como tal, se trata de una cola en el que el primero que entra es el primero que sale.</text:p>
      <text:p text:style-name="P1"/>
      <text:p text:style-name="P1">- La clase se llamara ExQueue.</text:p>
      <text:p text:style-name="P1">-<text:span text:style-name="T19"> </text:span><text:span text:style-name="T9">(A)</text:span><text:span text:style-name="T5"> </text:span>Se implementará usando un array.<text:line-break/>- Las properties que hay que implementar son:</text:p>
      <text:p text:style-name="P1"><text:tab/>- <text:span text:style-name="T9">(A)</text:span><text:span text:style-name="T19"> Count</text:span> → Devuelve el numero de elementos que hay e un conjunto.</text:p>
      <text:p text:style-name="P2"><text:span text:style-name="T1"><text:tab/>-</text:span><text:span text:style-name="T20"> </text:span><text:span text:style-name="T10">(A)</text:span><text:span text:style-name="T20"> Front</text:span><text:span text:style-name="T1"> → Devuelve el primer elemento de la cola, es decir, el que va a salir.<text:line-break/><text:tab/>- </text:span><text:span text:style-name="T10">(A)</text:span><text:span text:style-name="T20"> Rear </text:span><text:span text:style-name="T1"><text:s/>→ Devuelve el ultimo elemento de la cola, es decir el ultimo que ha entrado.<text:line-break/><text:tab/>- </text:span><text:span text:style-name="T21">(C) </text:span><text:span text:style-name="T20">Reversed</text:span><text:span text:style-name="T1"> → Devuelve una nueva cola con todos los elementos de esta cola pero en <text:tab/>orden inverso.<text:line-break/><text:line-break/>- Los metodos a implementar son:<text:line-break/><text:tab/>- </text:span><text:span text:style-name="T10">(A)</text:span><text:span text:style-name="T20"> Enqueue</text:span><text:span text:style-name="T1">(element) → Añade un elemento a la cola.<text:line-break/><text:tab/>- </text:span><text:span text:style-name="T10">(A)</text:span><text:span text:style-name="T20"> Dequeue</text:span><text:span text:style-name="T1">() → Quita un elemento de la cola, ademas devuelve el elemento que ha <text:tab/>extraído.<text:line-break/><text:tab/>- </text:span><text:span text:style-name="T10">(A)</text:span><text:span text:style-name="T20"> Contains</text:span><text:span text:style-name="T1">(element) → Devuelve si la cola contiene un elemento.<text:line-break/><text:tab/>- </text:span><text:span text:style-name="T10">(A)</text:span><text:span text:style-name="T20"> Remove(</text:span><text:span text:style-name="T1">element) → Borra un elemento de la cola.<text:line-break/><text:tab/>-</text:span><text:span text:style-name="T20"> </text:span><text:span text:style-name="T10">(A)</text:span><text:span text:style-name="T20"> Clear</text:span><text:span text:style-name="T1">() → Quita todos los elementos de la cola.<text:line-break/><text:tab/>-</text:span><text:span text:style-name="T20"> </text:span><text:span text:style-name="T21">(C)</text:span><text:span text:style-name="T20"> Contains</text:span><text:span text:style-name="T1">(delegate) → Dice si un elemento esta en la cola.<text:line-break/><text:tab/>- </text:span><text:span text:style-name="T21">(C) </text:span><text:span text:style-name="T20">Visit(</text:span><text:span text:style-name="T1">delegate) → Pasa por todos los elementos de la cola invocando a una lambda.<text:line-break/><text:tab/>- </text:span><text:span text:style-name="T11">(B)</text:span><text:span text:style-name="T20"> Filter</text:span><text:span text:style-name="T1">(delegate) → Devuelve una cola con los elementos que superen el filtro.<text:line-break/><text:tab/>-</text:span><text:span text:style-name="T20"> </text:span><text:span text:style-name="T22">(D)</text:span><text:span text:style-name="T20"> Clone</text:span><text:span text:style-name="T1">() → Devuelve una copia de la cola.<text:line-break/><text:tab/>- </text:span><text:span text:style-name="T10">(A)</text:span><text:span text:style-name="T20"> ToArray</text:span><text:span text:style-name="T1">() → Devuelve un array (una copia, no el array interno) con todos los <text:tab/>elementos de la cola.<text:line-break/>- Anotaciones:<text:line-break/><text:tab/>- Tanto en las propiedades como los métodos que no se puedan ejecutar, hay que lanzar una <text:tab/>excepció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22:34:52.140000000</meta:creation-date>
    <dc:date>2025-05-20T23:02:20.332000000</dc:date>
    <meta:editing-duration>PT27M30S</meta:editing-duration>
    <meta:editing-cycles>1</meta:editing-cycles>
    <meta:document-statistic meta:table-count="0" meta:image-count="0" meta:object-count="0" meta:page-count="1" meta:paragraph-count="5" meta:word-count="277" meta:character-count="1483" meta:non-whitespace-character-count="1190"/>
    <meta:generator>LibreOffice/7.4.2.3$Windows_X86_64 LibreOffice_project/382eef1f22670f7f4118c8c2dd222ec7ad009daf</meta:generator>
  </office:meta>
</office:document-meta>
</file>